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P2" style:family="paragraph" style:parent-style-name="Standard">
      <style:text-properties officeooo:rsid="000655b2" officeooo:paragraph-rsid="000655b2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885a"/>
    </style:style>
    <style:style style:name="T4" style:family="text">
      <style:text-properties officeooo:rsid="0009f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4">Bouton de connexion ouvre une pop-up pour se connecter</text:span></text:p>
      <text:p text:style-name="P1"/>
      <text:p text:style-name="P1">- Ma nav, en hover, ouvre une box avec toute <text:span text:style-name="T3">la liste, et chaque élément envoie à la page correspondante.</text:span></text:p>
      <text:p text:style-name="P1"/>
      <text:p text:style-name="P1">- <text:span text:style-name="T1">Barre de nouveauté, diaporama (cf dans dossier Mon site)</text:span></text:p>
      <text:p text:style-name="P1"/>
      <text:p text:style-name="P1">-<text:span text:style-name="T2">Dans la barre de nav, chaque série renvoie à la </text:span><text:span text:style-name="T4">page</text:span><text:span text:style-name="T2"> par série (ex : si je clique sur bleach, ça envoie sur la page de bleach </text:span><text:span text:style-name="T4">avec un lien qui mène vers la recherche</text:span><text:span text:style-name="T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2:04:44.610000000</dc:date>
    <meta:editing-duration>PT2H49M58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" meta:word-count="75" meta:character-count="386" meta:non-whitespace-character-count="315"/>
  </office:meta>
</office:document-meta>
</file>